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50EF62561F850B48.png" manifest:media-type="image/png"/>
  <manifest:file-entry manifest:full-path="Pictures/100000000000000800000008F1EE73A55634AABF.png" manifest:media-type="image/png"/>
  <manifest:file-entry manifest:full-path="Pictures/100002000000000F0000000F1E73F364314A41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0458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3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5" style:family="graphic" style:parent-style-name="standard">
      <style:graphic-properties draw:stroke="solid" svg:stroke-width="0.053cm" svg:stroke-color="#000000" draw:marker-start="msArrowDiamondEnd_20_5" draw:marker-start-width="0.21cm" draw:marker-start-center="true" draw:marker-end="msArrowDiamond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6" style:family="graphic" style:parent-style-name="standard">
      <style:graphic-properties draw:stroke="solid" svg:stroke-width="0.026cm" svg:stroke-color="#40458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 draw:start-line-spacing-horizontal="0cm" draw:start-line-spacing-vertical="0cm" draw:end-line-spacing-horizontal="0cm" draw:end-line-spacing-vertical="0cm"/>
    </style:style>
    <style:style style:name="gr7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8" style:family="graphic" style:parent-style-name="standard">
      <style:graphic-properties draw:stroke="solid" svg:stroke-width="0.026cm" svg:stroke-color="#40458c" draw:stroke-linejoin="miter" svg:stroke-linecap="square" draw:fill="solid" draw:fill-color="#000000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b7c1eb"/>
    </style:style>
    <style:style style:name="gr9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10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11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12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13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14" style:family="graphic" style:parent-style-name="standard">
      <style:graphic-properties draw:stroke="solid" svg:stroke-width="0.053cm" svg:stroke-color="#40458c" draw:stroke-linejoin="miter" svg:stroke-linecap="square" draw:fill="solid" draw:fill-color="#000000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b7c1eb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16" style:family="graphic" style:parent-style-name="standard">
      <style:graphic-properties draw:stroke="dash" draw:stroke-dash="Dashed_20__28_var_29__20_3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17" style:family="graphic" style:parent-style-name="standard" style:list-style-name="L1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491cm" fo:min-width="3.998cm" fo:padding-top="0.13cm" fo:padding-bottom="0.13cm" fo:padding-left="0.25cm" fo:padding-right="0.25cm" fo:wrap-option="no-wrap" draw:shadow-color="#b7c1eb"/>
    </style:style>
    <style:style style:name="gr18" style:family="graphic" style:parent-style-name="standard">
      <style:graphic-properties draw:stroke="dash" draw:stroke-dash="Dashed_20__28_var_29__20_3" svg:stroke-width="0.026cm" svg:stroke-color="#000000" draw:marker-start="msArrowOvalEnd_20_5" draw:marker-start-width="0.21cm" draw:marker-start-center="tru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19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b7c1eb"/>
    </style:style>
    <style:style style:name="gr20" style:family="graphic" style:parent-style-name="standard">
      <style:graphic-properties draw:stroke="solid" svg:stroke-width="0.071cm" svg:stroke-color="#000000" draw:marker-end="Extrémités_20_de_20_flèche_20_1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1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b7c1eb"/>
    </style:style>
    <style:style style:name="gr2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3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24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25" style:family="graphic" style:parent-style-name="standard">
      <style:graphic-properties draw:stroke="dash" draw:stroke-dash="Dashed_20__28_var_29__20_4" svg:stroke-width="0.026cm" svg:stroke-color="#000000" draw:marker-start="msArrowDiamondEnd_20_5" draw:marker-start-width="0.21cm" draw:marker-start-center="true" draw:marker-end="msArrowDiamond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6" style:family="graphic" style:parent-style-name="standard" style:list-style-name="L1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491cm" fo:min-width="3.998cm" fo:padding-top="0.13cm" fo:padding-bottom="0.13cm" fo:padding-left="0.25cm" fo:padding-right="0.25cm" fo:wrap-option="no-wrap" draw:shadow-color="#b7c1eb"/>
    </style:style>
    <style:style style:name="gr27" style:family="graphic" style:parent-style-name="standard">
      <style:graphic-properties draw:stroke="solid" svg:stroke-width="0.026cm" svg:stroke-color="#000000" draw:marker-start="msArrowDiamondEnd_20_5" draw:marker-start-width="0.21cm" draw:marker-start-center="true" draw:marker-end="msArrowDiamond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8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29" style:family="graphic" style:parent-style-name="standard">
      <style:graphic-properties draw:stroke="solid" svg:stroke-width="0.053cm" svg:stroke-color="#000000" draw:marker-end="msArrowStealthEnd_20_9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30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b7c1eb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58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1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6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>
      <style:graphic-properties style:protect="size"/>
    </style:style>
    <style:style style:name="pr1" style:family="presentation" style:parent-style-name="Titre1-notes">
      <style:graphic-properties draw:fill-color="#ffffff" fo:min-height="11.43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529cm" fo:margin-bottom="0cm" fo:line-height="100%" fo:text-indent="0cm"/>
    </style:style>
    <style:style style:name="P3" style:family="paragraph">
      <loext:graphic-properties draw:fill="none" draw:fill-color="#ecd882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4" style:family="paragraph">
      <loext:graphic-properties draw:fill="solid" draw:fill-color="#00000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ecd882"/>
      <style:paragraph-properties fo:margin-left="0cm" fo:margin-right="0cm" fo:line-height="100%" fo:text-indent="0cm"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003300" style:font-name="Tahoma" fo:font-weight="bold" style:font-weight-asian="bold" style:font-weight-complex="bold"/>
    </style:style>
    <style:style style:name="T2" style:family="text">
      <style:text-properties fo:color="#003300" style:font-name="Tahoma" fo:language="fr" fo:country="FR" fo:font-weight="bold" style:language-asian="fr" style:country-asian="FR" style:font-weight-asian="bold" style:language-complex="fr" style:country-complex="FR" style:font-weight-complex="bold"/>
    </style:style>
    <style:style style:name="T3" style:family="text">
      <style:text-properties fo:color="#003300" style:text-position="-25% 58%" style:font-name="Tahoma" fo:language="fr" fo:country="FR" fo:font-weight="bold" style:language-asian="fr" style:country-asian="FR" style:font-weight-asian="bold" style:language-complex="fr" style:country-complex="FR" style:font-weight-complex="bold"/>
    </style:style>
    <style:style style:name="T4" style:family="text">
      <style:text-properties fo:color="#003300" style:font-name="Tahoma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3300" style:text-position="-25% 58%" style:font-name="Tahoma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3300" style:font-name="Tahoma" fo:font-size="18pt" fo:language="fr" fo:country="FR" fo:font-weight="bold" style:font-size-asian="18pt" style:language-asian="fr" style:country-asian="FR" style:font-weight-asian="bold" style:font-size-complex="18pt" style:language-complex="fr" style:country-complex="FR" style:font-weight-complex="bold"/>
    </style:style>
    <style:style style:name="T7" style:family="text">
      <style:text-properties fo:color="#003300" style:text-position="-25% 58%" style:font-name="Tahoma" fo:font-size="18pt" fo:language="fr" fo:country="FR" fo:font-weight="bold" style:font-size-asian="18pt" style:language-asian="fr" style:country-asian="FR" style:font-weight-asian="bold" style:font-size-complex="18pt" style:language-complex="fr" style:country-complex="FR" style:font-weight-complex="bold"/>
    </style:style>
    <style:style style:name="T8" style:family="text">
      <style:text-properties fo:color="#003300" style:font-name="Arial" fo:language="fr" fo:country="FR" fo:font-weight="bold" style:language-asian="fr" style:country-asian="FR" style:font-weight-asian="bold" style:language-complex="fr" style:country-complex="FR" style:font-weight-complex="bold"/>
    </style:style>
    <style:style style:name="T9" style:family="text">
      <style:text-properties fo:color="#003300" style:text-position="-25% 58%" style:font-name="Arial" fo:language="fr" fo:country="FR" fo:font-weight="bold" style:language-asian="fr" style:country-asian="FR" style:font-weight-asian="bold" style:language-complex="fr" style:country-complex="FR" style:font-weight-complex="bold"/>
    </style:style>
    <style:style style:name="T10" style:family="text">
      <style:text-properties fo:color="#003300" style:font-name="Arial" fo:font-weight="bold" style:font-weight-asian="bold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L2">
      <text:list-level-style-number text:level="1" style:num-format="">
        <style:list-level-properties/>
        <style:text-properties fo:color="#40458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draw:line draw:style-name="gr1" draw:text-style-name="P1" draw:layer="layout" svg:x1="3.448cm" svg:y1="1.274cm" svg:x2="3.448cm" svg:y2="4.075cm">
          <text:p/>
        </draw:line>
        <draw:line draw:style-name="gr1" draw:text-style-name="P1" draw:layer="layout" svg:x1="20.201cm" svg:y1="1.526cm" svg:x2="20.201cm" svg:y2="4.123cm">
          <text:p/>
        </draw:line>
        <draw:custom-shape draw:style-name="gr2" draw:text-style-name="P3" draw:layer="layout" svg:width="1.156cm" svg:height="1.277cm" svg:x="11.143cm" svg:y="0.525cm">
          <text:list text:style-name="L1">
            <text:list-header>
              <text:p text:style-name="P2"><text:span text:style-name="T1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01cm" svg:height="1.417cm" svg:x="3.7cm" svg:y="1.773cm">
          <text:list text:style-name="L1">
            <text:list-header>
              <text:p text:style-name="P2"><text:span text:style-name="T2">D</text:span><text:span text:style-name="T3">ic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448cm" svg:y1="1.773cm" svg:x2="20.201cm" svg:y2="1.773cm">
          <text:p/>
        </draw:line>
        <draw:line draw:style-name="gr5" draw:text-style-name="P1" draw:layer="layout" svg:x1="3.395cm" svg:y1="8.026cm" svg:x2="20.1cm" svg:y2="8.026cm">
          <text:p/>
        </draw:line>
        <draw:connector draw:style-name="gr6" draw:text-style-name="P1" draw:layer="layout" draw:type="line" svg:x1="16.7cm" svg:y1="10.776cm" svg:x2="16.705cm" svg:y2="10.782cm" svg:d="M16700 10776l5 6" svg:viewBox="0 0 6 7">
          <text:p/>
        </draw:connector>
        <draw:custom-shape draw:style-name="gr7" draw:text-style-name="P3" draw:layer="layout" svg:width="3.25cm" svg:height="1.277cm" svg:x="6.95cm" svg:y="8.775cm">
          <text:list text:style-name="L1">
            <text:list-header>
              <text:p text:style-name="P2"><text:span text:style-name="T1">0,27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0.502cm" svg:height="0.749cm" svg:x="7.951cm" svg:y="8.02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9" draw:text-style-name="P3" draw:layer="layout" svg:width="1.134cm" svg:height="1.277cm" svg:x="2.447cm" svg:y="7.276cm">
          <text:list text:style-name="L1">
            <text:list-header>
              <text:p text:style-name="P2"><text:span text:style-name="T1">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3.448cm" svg:y1="4.026cm" svg:x2="5.949cm" svg:y2="4.026cm">
          <text:p/>
        </draw:line>
        <draw:line draw:style-name="gr1" draw:text-style-name="P1" draw:layer="layout" svg:x1="5.949cm" svg:y1="2.522cm" svg:x2="5.949cm" svg:y2="4.026cm">
          <text:p/>
        </draw:line>
        <draw:line draw:style-name="gr4" draw:text-style-name="P1" draw:layer="layout" svg:x1="3.448cm" svg:y1="3.025cm" svg:x2="5.949cm" svg:y2="3.025cm">
          <text:p/>
        </draw:line>
        <draw:custom-shape draw:style-name="gr11" draw:text-style-name="P3" draw:layer="layout" svg:width="1.751cm" svg:height="1.277cm" svg:x="6.447cm" svg:y="3.523cm">
          <text:list text:style-name="L1">
            <text:list-header>
              <text:p text:style-name="P2"><text:span text:style-name="T1">p.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.698cm" svg:y1="6.773cm" svg:x2="3.448cm" svg:y2="6.773cm">
          <text:p/>
        </draw:line>
        <draw:line draw:style-name="gr1" draw:text-style-name="P1" draw:layer="layout" svg:x1="3.448cm" svg:y1="4.026cm" svg:x2="3.448cm" svg:y2="6.773cm">
          <text:p/>
        </draw:line>
        <draw:line draw:style-name="gr1" draw:text-style-name="P1" draw:layer="layout" svg:x1="5.949cm" svg:y1="4.026cm" svg:x2="5.949cm" svg:y2="6.773cm">
          <text:p/>
        </draw:line>
        <draw:line draw:style-name="gr1" draw:text-style-name="P1" draw:layer="layout" svg:x1="5.949cm" svg:y1="6.773cm" svg:x2="20.201cm" svg:y2="6.773cm">
          <text:p/>
        </draw:line>
        <draw:line draw:style-name="gr10" draw:text-style-name="P1" draw:layer="layout" svg:x1="20.201cm" svg:y1="4.026cm" svg:x2="20.201cm" svg:y2="6.773cm">
          <text:p/>
        </draw:line>
        <draw:line draw:style-name="gr10" draw:text-style-name="P1" draw:layer="layout" svg:x1="1.698cm" svg:y1="6.773cm" svg:x2="3.448cm" svg:y2="6.773cm">
          <text:p/>
        </draw:line>
        <draw:line draw:style-name="gr10" draw:text-style-name="P1" draw:layer="layout" svg:x1="3.448cm" svg:y1="4.026cm" svg:x2="3.448cm" svg:y2="6.773cm">
          <text:p/>
        </draw:line>
        <draw:line draw:style-name="gr10" draw:text-style-name="P1" draw:layer="layout" svg:x1="5.949cm" svg:y1="4.026cm" svg:x2="5.949cm" svg:y2="6.773cm">
          <text:p/>
        </draw:line>
        <draw:line draw:style-name="gr10" draw:text-style-name="P1" draw:layer="layout" svg:x1="5.949cm" svg:y1="6.773cm" svg:x2="20.201cm" svg:y2="6.773cm">
          <text:p/>
        </draw:line>
        <draw:line draw:style-name="gr1" draw:text-style-name="P1" draw:layer="layout" svg:x1="3.448cm" svg:y1="6.773cm" svg:x2="3.448cm" svg:y2="17.776cm">
          <text:p/>
        </draw:line>
        <draw:line draw:style-name="gr1" draw:text-style-name="P1" draw:layer="layout" svg:x1="20.201cm" svg:y1="6.526cm" svg:x2="20.201cm" svg:y2="18.027cm">
          <text:p/>
        </draw:line>
        <draw:line draw:style-name="gr5" draw:text-style-name="P1" draw:layer="layout" svg:x1="3.448cm" svg:y1="12.277cm" svg:x2="20.201cm" svg:y2="12.277cm">
          <text:p/>
        </draw:line>
        <draw:custom-shape draw:style-name="gr12" draw:text-style-name="P3" draw:layer="layout" svg:width="2.002cm" svg:height="2.293cm" svg:x="1.446cm" svg:y="9.027cm">
          <text:list text:style-name="L1">
            <text:list-header>
              <text:p text:style-name="P2"><text:span text:style-name="T1">G.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5cm" svg:height="1.277cm" svg:x="7.699cm" svg:y="10.777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502cm" svg:height="0.749cm" svg:x="7.951cm" svg:y="10.27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15" draw:text-style-name="P1" draw:layer="layout" svg:x1="5.199cm" svg:y1="7.726cm" svg:x2="5.199cm" svg:y2="8.026cm">
          <text:p/>
        </draw:line>
        <draw:line draw:style-name="gr15" draw:text-style-name="P1" draw:layer="layout" svg:x1="18.702cm" svg:y1="7.726cm" svg:x2="18.702cm" svg:y2="8.026cm">
          <text:p/>
        </draw:line>
        <draw:line draw:style-name="gr15" draw:text-style-name="P1" draw:layer="layout" svg:x1="16.951cm" svg:y1="7.774cm" svg:x2="16.951cm" svg:y2="8.074cm">
          <text:p/>
        </draw:line>
        <draw:line draw:style-name="gr15" draw:text-style-name="P1" draw:layer="layout" svg:x1="15.2cm" svg:y1="7.774cm" svg:x2="15.2cm" svg:y2="8.074cm">
          <text:p/>
        </draw:line>
        <draw:line draw:style-name="gr15" draw:text-style-name="P1" draw:layer="layout" svg:x1="13.45cm" svg:y1="7.774cm" svg:x2="13.45cm" svg:y2="8.074cm">
          <text:p/>
        </draw:line>
        <draw:line draw:style-name="gr15" draw:text-style-name="P1" draw:layer="layout" svg:x1="11.699cm" svg:y1="7.774cm" svg:x2="11.699cm" svg:y2="8.074cm">
          <text:p/>
        </draw:line>
        <draw:line draw:style-name="gr15" draw:text-style-name="P1" draw:layer="layout" svg:x1="10.2cm" svg:y1="7.774cm" svg:x2="10.2cm" svg:y2="8.074cm">
          <text:p/>
        </draw:line>
        <draw:line draw:style-name="gr15" draw:text-style-name="P1" draw:layer="layout" svg:x1="8.449cm" svg:y1="7.774cm" svg:x2="8.449cm" svg:y2="8.074cm">
          <text:p/>
        </draw:line>
        <draw:line draw:style-name="gr15" draw:text-style-name="P1" draw:layer="layout" svg:x1="6.698cm" svg:y1="7.774cm" svg:x2="6.698cm" svg:y2="8.074cm">
          <text:p/>
        </draw:line>
        <draw:line draw:style-name="gr5" draw:text-style-name="P1" draw:layer="layout" svg:x1="3.448cm" svg:y1="8.026cm" svg:x2="20.152cm" svg:y2="8.026cm">
          <text:p/>
        </draw:line>
        <draw:line draw:style-name="gr5" draw:text-style-name="P1" draw:layer="layout" svg:x1="3.448cm" svg:y1="8.026cm" svg:x2="20.152cm" svg:y2="8.026cm">
          <text:p/>
        </draw:line>
        <draw:line draw:style-name="gr15" draw:text-style-name="P1" draw:layer="layout" svg:x1="18.702cm" svg:y1="9.926cm" svg:x2="18.702cm" svg:y2="10.226cm">
          <text:p/>
        </draw:line>
        <draw:line draw:style-name="gr15" draw:text-style-name="P1" draw:layer="layout" svg:x1="16.951cm" svg:y1="9.975cm" svg:x2="16.951cm" svg:y2="10.275cm">
          <text:p/>
        </draw:line>
        <draw:line draw:style-name="gr15" draw:text-style-name="P1" draw:layer="layout" svg:x1="15.2cm" svg:y1="9.975cm" svg:x2="15.2cm" svg:y2="10.275cm">
          <text:p/>
        </draw:line>
        <draw:line draw:style-name="gr15" draw:text-style-name="P1" draw:layer="layout" svg:x1="13.45cm" svg:y1="10.023cm" svg:x2="13.45cm" svg:y2="10.323cm">
          <text:p/>
        </draw:line>
        <draw:line draw:style-name="gr15" draw:text-style-name="P1" draw:layer="layout" svg:x1="11.699cm" svg:y1="10.023cm" svg:x2="11.699cm" svg:y2="10.323cm">
          <text:p/>
        </draw:line>
        <draw:line draw:style-name="gr15" draw:text-style-name="P1" draw:layer="layout" svg:x1="8.198cm" svg:y1="11.227cm" svg:x2="8.198cm" svg:y2="11.527cm">
          <text:p/>
        </draw:line>
        <draw:line draw:style-name="gr15" draw:text-style-name="P1" draw:layer="layout" svg:x1="6.698cm" svg:y1="10.072cm" svg:x2="6.698cm" svg:y2="10.372cm">
          <text:p/>
        </draw:line>
        <draw:line draw:style-name="gr16" draw:text-style-name="P1" draw:layer="layout" svg:x1="8.198cm" svg:y1="5.023cm" svg:x2="8.198cm" svg:y2="16.025cm">
          <text:p/>
        </draw:line>
        <draw:custom-shape draw:style-name="gr17" draw:text-style-name="P6" draw:layer="layout" svg:width="4.498cm" svg:height="1.751cm" svg:x="12.7cm" svg:y="3.523cm">
          <text:list text:style-name="L1">
            <text:list-header>
              <text:p text:style-name="P5"><text:span text:style-name="T4">R</text:span><text:span text:style-name="T5">fth</text:span><text:span text:style-name="T4">=p.I.G.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201cm" svg:y1="4.026cm" svg:x2="22.953cm" svg:y2="4.026cm">
          <text:p/>
        </draw:line>
        <draw:line draw:style-name="gr4" draw:text-style-name="P1" draw:layer="layout" svg:x1="3.448cm" svg:y1="4.771cm" svg:x2="8.198cm" svg:y2="4.771cm">
          <text:p/>
        </draw:line>
        <draw:line draw:style-name="gr18" draw:text-style-name="P1" draw:layer="layout" svg:x1="5.949cm" svg:y1="6.024cm" svg:x2="7.448cm" svg:y2="6.024cm">
          <text:p/>
        </draw:line>
        <draw:line draw:style-name="gr18" draw:text-style-name="P1" draw:layer="layout" svg:x1="5.948cm" svg:y1="6.024cm" svg:x2="4.197cm" svg:y2="6.024cm">
          <text:p/>
        </draw:line>
        <draw:line draw:style-name="gr16" draw:text-style-name="P1" draw:layer="layout" svg:x1="8.198cm" svg:y1="5.023cm" svg:x2="8.198cm" svg:y2="16.025cm">
          <text:p/>
        </draw:line>
        <draw:line draw:style-name="gr16" draw:text-style-name="P1" draw:layer="layout" svg:x1="8.198cm" svg:y1="5.023cm" svg:x2="8.198cm" svg:y2="16.025cm">
          <text:p/>
        </draw:line>
        <draw:custom-shape draw:style-name="gr19" draw:text-style-name="P8" draw:layer="layout" svg:width="1.078cm" svg:height="1.277cm" svg:x="6.168cm" svg:y="4.776cm">
          <text:list text:style-name="L1">
            <text:list-header>
              <text:p text:style-name="P7"><text:span text:style-name="T2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1" draw:layer="layout" svg:x1="7.21cm" svg:y1="5.741cm" svg:x2="7.708cm" svg:y2="4.987cm">
          <text:p/>
        </draw:line>
        <draw:line draw:style-name="gr4" draw:text-style-name="P1" draw:layer="layout" svg:x1="3.448cm" svg:y1="4.776cm" svg:x2="8.198cm" svg:y2="4.776cm">
          <text:p/>
        </draw:line>
        <draw:line draw:style-name="gr18" draw:text-style-name="P1" draw:layer="layout" svg:x1="5.949cm" svg:y1="6.024cm" svg:x2="7.448cm" svg:y2="6.024cm">
          <text:p/>
        </draw:line>
        <draw:line draw:style-name="gr18" draw:text-style-name="P1" draw:layer="layout" svg:x1="5.948cm" svg:y1="6.019cm" svg:x2="4.197cm" svg:y2="6.019cm">
          <text:p/>
        </draw:line>
        <draw:custom-shape draw:style-name="gr21" draw:text-style-name="P8" draw:layer="layout" svg:width="1.078cm" svg:height="1.277cm" svg:x="4.166cm" svg:y="4.776cm">
          <text:list text:style-name="L1">
            <text:list-header>
              <text:p text:style-name="P7"><text:span text:style-name="T2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" draw:text-style-name="P1" draw:layer="layout" svg:x1="4.948cm" svg:y1="4.992cm" svg:x2="5.697cm" svg:y2="5.741cm">
          <text:p/>
        </draw:line>
        <draw:line draw:style-name="gr16" draw:text-style-name="P1" draw:layer="layout" svg:x1="8.198cm" svg:y1="4.026cm" svg:x2="8.198cm" svg:y2="15.028cm">
          <text:p/>
        </draw:line>
        <draw:custom-shape draw:style-name="gr23" draw:text-style-name="P3" draw:layer="layout" svg:width="1.001cm" svg:height="1.277cm" svg:x="3.448cm" svg:y="8.775cm">
          <text:list text:style-name="L1">
            <text:list-header>
              <text:p text:style-name="P2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503cm" svg:height="0.749cm" svg:x="3.197cm" svg:y="8.02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4" draw:text-style-name="P3" draw:layer="layout" svg:width="1.001cm" svg:height="1.277cm" svg:x="19.95cm" svg:y="9.022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502cm" svg:height="0.749cm" svg:x="19.95cm" svg:y="8.273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5" draw:text-style-name="P1" draw:layer="layout" svg:x1="3.448cm" svg:y1="13.525cm" svg:x2="20.201cm" svg:y2="13.525cm">
          <text:p/>
        </draw:line>
        <draw:custom-shape draw:style-name="gr26" draw:text-style-name="P6" draw:layer="layout" svg:width="4.498cm" svg:height="1.751cm" svg:x="12.7cm" svg:y="3.523cm">
          <text:list text:style-name="L1">
            <text:list-header>
              <text:p text:style-name="P5"><text:span text:style-name="T6">D</text:span><text:span text:style-name="T7">ich</text:span><text:span text:style-name="T6">=p.I.G.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199cm" svg:y1="10.023cm" svg:x2="5.199cm" svg:y2="10.323cm">
          <text:p/>
        </draw:line>
        <draw:line draw:style-name="gr15" draw:text-style-name="P1" draw:layer="layout" svg:x1="10.2cm" svg:y1="10.023cm" svg:x2="10.2cm" svg:y2="10.323cm">
          <text:p/>
        </draw:line>
        <draw:line draw:style-name="gr27" draw:text-style-name="P1" draw:layer="layout" svg:x1="3.448cm" svg:y1="10.275cm" svg:x2="20.201cm" svg:y2="10.275cm">
          <text:p/>
        </draw:line>
        <draw:custom-shape draw:style-name="gr28" draw:text-style-name="P8" draw:layer="layout" svg:width="3.761cm" svg:height="2.433cm" svg:x="0cm" svg:y="11.329cm">
          <text:list text:style-name="L1">
            <text:list-header>
              <text:p text:style-name="P7"><text:span text:style-name="T8"><text:s text:c="4"/></text:span><text:span text:style-name="T8">A</text:span><text:span text:style-name="T9">ch <text:s/></text:span><text:span text:style-name="T8"><text:s/>1</text:span></text:p>
              <text:p text:style-name="P7"><text:span text:style-name="T8"><text:s text:c="11"/></text:span><text:span text:style-name="T8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1" draw:layer="layout" svg:x1="1.698cm" svg:y1="16.025cm" svg:x2="23.2cm" svg:y2="16.025cm">
          <text:p/>
        </draw:line>
        <draw:custom-shape draw:style-name="gr30" draw:text-style-name="P8" draw:layer="layout" svg:width="0.786cm" svg:height="1.277cm" svg:x="21.955cm" svg:y="15.006cm">
          <text:list text:style-name="L1">
            <text:list-header>
              <text:p text:style-name="P7"><text:span text:style-name="T10">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9" draw:layer="layout" svg:width="2.327cm" svg:height="0.819cm" svg:x="22.273cm" svg:y="12.781cm">
          <draw:image xlink:href="Pictures/10000201000000580000001F50EF62561F850B48.png" xlink:type="simple" xlink:show="embed" xlink:actuate="onLoad">
            <text:p/>
          </draw:image>
        </draw:frame>
        <draw:frame draw:style-name="gr32" draw:text-style-name="P10" draw:layer="layout" svg:width="3.084cm" svg:height="0.927cm" svg:x="21.708cm" svg:y="13.519cm">
          <draw:text-box>
            <text:p><text:span text:style-name="T11">06/07/2019</text:span></text:p>
          </draw:text-box>
        </draw:frame>
        <draw:frame draw:style-name="gr33" draw:text-style-name="P10" draw:layer="layout" svg:width="3.618cm" svg:height="0.927cm" svg:x="21.2cm" svg:y="14.073cm">
          <draw:text-box>
            <text:p><text:span text:style-name="T11">Régis Leruste</text:span></text:p>
          </draw:text-box>
        </draw:frame>
        <draw:frame draw:style-name="gr34" draw:text-style-name="P11" draw:layer="layout" svg:width="10.129cm" svg:height="1.267cm" svg:x="6.011cm" svg:y="16.097cm">
          <draw:text-box>
            <text:p><text:span text:style-name="T12">Réglage du flux thermique</text:span></text:p>
          </draw:text-box>
        </draw:frame>
        <draw:frame draw:style-name="gr35" draw:text-style-name="P10" draw:layer="layout" svg:width="21.859cm" svg:height="0.842cm" svg:x="2.976cm" svg:y="17.168cm">
          <draw:text-box>
            <text:p><text:span text:style-name="T13">https://github.com/AIREL46/SCAO/blob/master/Brevet/SCAO/Power-point/Reglage-du-flux-thermique.png</text:span></text:p>
          </draw:text-box>
        </draw:frame>
        <presentation:notes draw:style-name="dp2">
          <draw:page-thumbnail draw:style-name="gr36" draw:layer="layout" svg:width="12.7cm" svg:height="9.525cm" svg:x="3.175cm" svg:y="1.904cm" draw:page-number="1" presentation:class="page"/>
          <draw:frame presentation:style-name="pr1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00800000008F1EE73A55634AABF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13 213" svg:d="M107 0l106 213h-213z"/>
    <draw:marker draw:name="msArrowDiamondEnd_20_5" draw:display-name="msArrowDiamondEnd 5" svg:viewBox="0 0 210 210" svg:d="M105 0l105 105-105 105-105-105z"/>
    <draw:marker draw:name="msArrowEnd_20_5" draw:display-name="msArrowEnd 5" svg:viewBox="0 0 210 210" svg:d="M105 0l105 210h-210z"/>
    <draw:marker draw:name="msArrowOvalEnd_20_5" draw:display-name="msArrowOvalEnd 5" svg:viewBox="0 0 210 210" svg:d="M210 105c0-57-48-105-105-105s-105 48-105 105 48 105 105 105 105-48 105-105z"/>
    <draw:marker draw:name="msArrowStealthEnd_20_9" draw:display-name="msArrowStealthEnd 9" svg:viewBox="0 0 350 350" svg:d="M175 0l175 350-175-140-175 140z"/>
    <draw:stroke-dash draw:name="Dashed_20__28_var_29__20_3" draw:display-name="Dashed (var) 3" draw:style="rect" draw:dots1="1" draw:dots1-length="0.026cm" draw:dots2="1" draw:dots2-length="0.105cm" draw:distance="0.079cm"/>
    <draw:stroke-dash draw:name="Dashed_20__28_var_29__20_4" draw:display-name="Dashed (var) 4" draw:style="rect" draw:dots1="1" draw:dots1-length="0.026cm" draw:dots2="1" draw:dots2-length="0.211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image text:level="1" xlink:href="Pictures/100002000000000F0000000F1E73F364314A4122.png" xlink:type="simple" xlink:show="embed" xlink:actuate="onLoad">
            <style:list-level-properties text:min-label-width="0.952cm" style:vertical-pos="middle" style:vertical-rel="line" fo:width="0.894cm" fo:height="0.894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f89f7" fo:font-size="11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66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0066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44pt" style:font-style-asian="normal" style:font-weight-asian="normal" style:font-name-complex="Times New Roman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 style:shrink-to-fit="true">
        <text:list-style style:name="Titre1-outline1">
          <text:list-level-style-number text:level="1" style:num-format="">
            <style:list-level-properties/>
            <style:text-properties fo:color="#6f89f7" fo:font-size="11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1.27cm" fo:margin-right="0cm" fo:margin-top="0.24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2.54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fill-color="#ecd882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b7c1eb">
        <text:list-style style:name="Titre1-subtitle">
          <text:list-level-style-number text:level="1" style:num-format="">
            <style:list-level-properties/>
            <style:text-properties fo:color="#6f89f7" fo:font-size="11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fill-color="#ecd882" draw:textarea-horizontal-align="justify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b7c1eb">
        <text:list-style style:name="Titre1-title">
          <text:list-level-style-number text:level="1" style:num-format="">
            <style:list-level-properties/>
            <style:text-properties fo:color="#66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0066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44pt" style:font-style-asian="normal" style:font-weight-asian="normal" style:font-name-complex="Times New Roman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cfdbfd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Mgr4" style:family="graphic" style:parent-style-name="standard">
      <style:graphic-properties draw:stroke="none" draw:fill="bitmap" draw:fill-color="#cfdbfd" draw:fill-image-name="Bitmap_20_1" draw:textarea-horizontal-align="left" draw:textarea-vertical-align="middle" draw:auto-grow-height="false" fo:min-height="0.163cm" fo:min-width="15.587cm" fo:padding-top="0.13cm" fo:padding-bottom="0.13cm" fo:padding-left="0.25cm" fo:padding-right="0.25cm" fo:wrap-option="no-wrap" draw:shadow-color="#b7c1eb"/>
    </style:style>
    <style:style style:name="Mgr5" style:family="graphic" style:parent-style-name="standard">
      <style:graphic-properties draw:stroke="solid" svg:stroke-width="0.026cm" svg:stroke-color="#6f89f7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Mgr6" style:family="graphic" style:parent-style-name="standard">
      <style:graphic-properties draw:stroke="solid" svg:stroke-width="0.026cm" svg:stroke-color="#6f89f7" draw:stroke-linejoin="miter" svg:stroke-linecap="square" draw:fill="none" draw:fill-color="#ecd882" draw:textarea-horizontal-align="left" draw:textarea-vertical-align="middle" draw:auto-grow-height="false" fo:min-height="0.276cm" fo:min-width="0.036cm" fo:padding-top="0.13cm" fo:padding-bottom="0.13cm" fo:padding-left="0.25cm" fo:padding-right="0.25cm" fo:wrap-option="no-wrap" draw:shadow-color="#b7c1eb"/>
    </style:style>
    <style:style style:name="Mgr7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8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9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cfdbfd" draw:textarea-horizontal-align="left" draw:textarea-vertical-align="middle" draw:auto-grow-height="false" fo:min-height="0.163cm" fo:min-width="15.587cm" fo:padding-top="0.13cm" fo:padding-bottom="0.13cm" fo:padding-left="0.25cm" fo:padding-right="0.25cm" fo:wrap-option="no-wrap" draw:shadow-color="#b7c1eb"/>
    </style:style>
    <style:style style:name="Mgr14" style:family="graphic" style:parent-style-name="standard">
      <style:graphic-properties draw:stroke="solid" svg:stroke-width="0.026cm" svg:stroke-color="#6f89f7" draw:stroke-linejoin="miter" svg:stroke-linecap="square" draw:fill="none" draw:fill-color="#ecd882" draw:textarea-horizontal-align="left" draw:textarea-vertical-align="middle" draw:auto-grow-height="false" fo:min-height="0.432cm" fo:min-width="0.188cm" fo:padding-top="0.13cm" fo:padding-bottom="0.13cm" fo:padding-left="0.25cm" fo:padding-right="0.25cm" fo:wrap-option="no-wrap" draw:shadow-color="#b7c1eb"/>
    </style:style>
    <style:style style:name="Mgr15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16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17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pr1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r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bitmap" draw:fill-color="#cfdbfd" draw:fill-image-name="Bitmap_20_1"/>
      <style:paragraph-properties style:writing-mode="lr-tb" style:font-independent-line-spacing="true"/>
    </style:style>
    <style:style style:name="MP7" style:family="paragraph">
      <loext:graphic-properties draw:fill="none" draw:fill-color="#ecd882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loext:graphic-properties draw:fill="none" draw:fill-color="#ecd882"/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loext:graphic-properties draw:fill="none" draw:fill-color="#ecd882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loext:graphic-properties draw:fill="none" draw:fill-color="#ecd882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solid" draw:fill-color="#cfdbfd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style:font-name="Tahoma" fo:font-size="14pt" style:font-size-asian="14pt" style:font-size-complex="14pt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40458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g>
        <draw:g>
          <draw:g>
            <draw:line draw:style-name="Mgr3" draw:text-style-name="MP5" draw:layer="backgroundobjects" svg:x1="0cm" svg:y1="0.847cm" svg:x2="25.4cm" svg:y2="0.847cm">
              <text:p/>
            </draw:line>
            <draw:line draw:style-name="Mgr3" draw:text-style-name="MP5" draw:layer="backgroundobjects" svg:x1="0cm" svg:y1="1.693cm" svg:x2="25.4cm" svg:y2="1.693cm">
              <text:p/>
            </draw:line>
            <draw:line draw:style-name="Mgr3" draw:text-style-name="MP5" draw:layer="backgroundobjects" svg:x1="0cm" svg:y1="2.54cm" svg:x2="25.4cm" svg:y2="2.54cm">
              <text:p/>
            </draw:line>
            <draw:line draw:style-name="Mgr3" draw:text-style-name="MP5" draw:layer="backgroundobjects" svg:x1="0cm" svg:y1="3.387cm" svg:x2="25.4cm" svg:y2="3.387cm">
              <text:p/>
            </draw:line>
            <draw:line draw:style-name="Mgr3" draw:text-style-name="MP5" draw:layer="backgroundobjects" svg:x1="0cm" svg:y1="4.233cm" svg:x2="25.4cm" svg:y2="4.233cm">
              <text:p/>
            </draw:line>
            <draw:line draw:style-name="Mgr3" draw:text-style-name="MP5" draw:layer="backgroundobjects" svg:x1="0cm" svg:y1="5.08cm" svg:x2="25.4cm" svg:y2="5.08cm">
              <text:p/>
            </draw:line>
            <draw:line draw:style-name="Mgr3" draw:text-style-name="MP5" draw:layer="backgroundobjects" svg:x1="0cm" svg:y1="5.927cm" svg:x2="25.4cm" svg:y2="5.927cm">
              <text:p/>
            </draw:line>
            <draw:line draw:style-name="Mgr3" draw:text-style-name="MP5" draw:layer="backgroundobjects" svg:x1="0cm" svg:y1="6.773cm" svg:x2="25.4cm" svg:y2="6.773cm">
              <text:p/>
            </draw:line>
            <draw:line draw:style-name="Mgr3" draw:text-style-name="MP5" draw:layer="backgroundobjects" svg:x1="0cm" svg:y1="7.62cm" svg:x2="25.4cm" svg:y2="7.62cm">
              <text:p/>
            </draw:line>
            <draw:line draw:style-name="Mgr3" draw:text-style-name="MP5" draw:layer="backgroundobjects" svg:x1="0cm" svg:y1="8.467cm" svg:x2="25.4cm" svg:y2="8.467cm">
              <text:p/>
            </draw:line>
            <draw:line draw:style-name="Mgr3" draw:text-style-name="MP5" draw:layer="backgroundobjects" svg:x1="0cm" svg:y1="9.313cm" svg:x2="25.4cm" svg:y2="9.313cm">
              <text:p/>
            </draw:line>
            <draw:line draw:style-name="Mgr3" draw:text-style-name="MP5" draw:layer="backgroundobjects" svg:x1="0cm" svg:y1="10.16cm" svg:x2="25.4cm" svg:y2="10.16cm">
              <text:p/>
            </draw:line>
            <draw:line draw:style-name="Mgr3" draw:text-style-name="MP5" draw:layer="backgroundobjects" svg:x1="0cm" svg:y1="11.007cm" svg:x2="25.4cm" svg:y2="11.007cm">
              <text:p/>
            </draw:line>
            <draw:line draw:style-name="Mgr3" draw:text-style-name="MP5" draw:layer="backgroundobjects" svg:x1="0cm" svg:y1="11.853cm" svg:x2="25.4cm" svg:y2="11.853cm">
              <text:p/>
            </draw:line>
            <draw:line draw:style-name="Mgr3" draw:text-style-name="MP5" draw:layer="backgroundobjects" svg:x1="0cm" svg:y1="12.7cm" svg:x2="25.4cm" svg:y2="12.7cm">
              <text:p/>
            </draw:line>
            <draw:line draw:style-name="Mgr3" draw:text-style-name="MP5" draw:layer="backgroundobjects" svg:x1="0cm" svg:y1="13.547cm" svg:x2="25.4cm" svg:y2="13.547cm">
              <text:p/>
            </draw:line>
            <draw:line draw:style-name="Mgr3" draw:text-style-name="MP5" draw:layer="backgroundobjects" svg:x1="0cm" svg:y1="14.393cm" svg:x2="25.4cm" svg:y2="14.393cm">
              <text:p/>
            </draw:line>
            <draw:line draw:style-name="Mgr3" draw:text-style-name="MP5" draw:layer="backgroundobjects" svg:x1="0cm" svg:y1="15.24cm" svg:x2="25.4cm" svg:y2="15.24cm">
              <text:p/>
            </draw:line>
            <draw:line draw:style-name="Mgr3" draw:text-style-name="MP5" draw:layer="backgroundobjects" svg:x1="0cm" svg:y1="16.087cm" svg:x2="25.4cm" svg:y2="16.087cm">
              <text:p/>
            </draw:line>
            <draw:line draw:style-name="Mgr3" draw:text-style-name="MP5" draw:layer="backgroundobjects" svg:x1="0cm" svg:y1="16.933cm" svg:x2="25.4cm" svg:y2="16.933cm">
              <text:p/>
            </draw:line>
            <draw:line draw:style-name="Mgr3" draw:text-style-name="MP5" draw:layer="backgroundobjects" svg:x1="0cm" svg:y1="17.78cm" svg:x2="25.4cm" svg:y2="17.78cm">
              <text:p/>
            </draw:line>
            <draw:line draw:style-name="Mgr3" draw:text-style-name="MP5" draw:layer="backgroundobjects" svg:x1="0cm" svg:y1="18.627cm" svg:x2="25.4cm" svg:y2="18.627cm">
              <text:p/>
            </draw:line>
          </draw:g>
          <draw:g>
            <draw:line draw:style-name="Mgr3" draw:text-style-name="MP5" draw:layer="backgroundobjects" svg:x1="0.847cm" svg:y1="0cm" svg:x2="0.847cm" svg:y2="19.05cm">
              <text:p/>
            </draw:line>
            <draw:line draw:style-name="Mgr3" draw:text-style-name="MP5" draw:layer="backgroundobjects" svg:x1="1.693cm" svg:y1="0cm" svg:x2="1.693cm" svg:y2="19.05cm">
              <text:p/>
            </draw:line>
            <draw:line draw:style-name="Mgr3" draw:text-style-name="MP5" draw:layer="backgroundobjects" svg:x1="2.54cm" svg:y1="0cm" svg:x2="2.54cm" svg:y2="19.05cm">
              <text:p/>
            </draw:line>
            <draw:line draw:style-name="Mgr3" draw:text-style-name="MP5" draw:layer="backgroundobjects" svg:x1="3.387cm" svg:y1="0cm" svg:x2="3.387cm" svg:y2="19.05cm">
              <text:p/>
            </draw:line>
            <draw:line draw:style-name="Mgr3" draw:text-style-name="MP5" draw:layer="backgroundobjects" svg:x1="4.233cm" svg:y1="0cm" svg:x2="4.233cm" svg:y2="19.05cm">
              <text:p/>
            </draw:line>
            <draw:line draw:style-name="Mgr3" draw:text-style-name="MP5" draw:layer="backgroundobjects" svg:x1="5.08cm" svg:y1="0cm" svg:x2="5.08cm" svg:y2="19.05cm">
              <text:p/>
            </draw:line>
            <draw:line draw:style-name="Mgr3" draw:text-style-name="MP5" draw:layer="backgroundobjects" svg:x1="5.927cm" svg:y1="0cm" svg:x2="5.927cm" svg:y2="19.05cm">
              <text:p/>
            </draw:line>
            <draw:line draw:style-name="Mgr3" draw:text-style-name="MP5" draw:layer="backgroundobjects" svg:x1="6.773cm" svg:y1="0cm" svg:x2="6.773cm" svg:y2="19.05cm">
              <text:p/>
            </draw:line>
            <draw:line draw:style-name="Mgr3" draw:text-style-name="MP5" draw:layer="backgroundobjects" svg:x1="7.62cm" svg:y1="0cm" svg:x2="7.62cm" svg:y2="19.05cm">
              <text:p/>
            </draw:line>
            <draw:line draw:style-name="Mgr3" draw:text-style-name="MP5" draw:layer="backgroundobjects" svg:x1="8.467cm" svg:y1="0cm" svg:x2="8.467cm" svg:y2="19.05cm">
              <text:p/>
            </draw:line>
            <draw:line draw:style-name="Mgr3" draw:text-style-name="MP5" draw:layer="backgroundobjects" svg:x1="9.313cm" svg:y1="0cm" svg:x2="9.313cm" svg:y2="19.05cm">
              <text:p/>
            </draw:line>
            <draw:line draw:style-name="Mgr3" draw:text-style-name="MP5" draw:layer="backgroundobjects" svg:x1="10.16cm" svg:y1="0cm" svg:x2="10.16cm" svg:y2="19.05cm">
              <text:p/>
            </draw:line>
            <draw:line draw:style-name="Mgr3" draw:text-style-name="MP5" draw:layer="backgroundobjects" svg:x1="11.007cm" svg:y1="0cm" svg:x2="11.007cm" svg:y2="19.05cm">
              <text:p/>
            </draw:line>
            <draw:line draw:style-name="Mgr3" draw:text-style-name="MP5" draw:layer="backgroundobjects" svg:x1="11.853cm" svg:y1="0cm" svg:x2="11.853cm" svg:y2="19.05cm">
              <text:p/>
            </draw:line>
            <draw:line draw:style-name="Mgr3" draw:text-style-name="MP5" draw:layer="backgroundobjects" svg:x1="12.7cm" svg:y1="0cm" svg:x2="12.7cm" svg:y2="19.05cm">
              <text:p/>
            </draw:line>
            <draw:line draw:style-name="Mgr3" draw:text-style-name="MP5" draw:layer="backgroundobjects" svg:x1="13.547cm" svg:y1="0cm" svg:x2="13.547cm" svg:y2="19.05cm">
              <text:p/>
            </draw:line>
            <draw:line draw:style-name="Mgr3" draw:text-style-name="MP5" draw:layer="backgroundobjects" svg:x1="14.393cm" svg:y1="0cm" svg:x2="14.393cm" svg:y2="19.05cm">
              <text:p/>
            </draw:line>
            <draw:line draw:style-name="Mgr3" draw:text-style-name="MP5" draw:layer="backgroundobjects" svg:x1="15.24cm" svg:y1="0cm" svg:x2="15.24cm" svg:y2="19.05cm">
              <text:p/>
            </draw:line>
            <draw:line draw:style-name="Mgr3" draw:text-style-name="MP5" draw:layer="backgroundobjects" svg:x1="16.087cm" svg:y1="0cm" svg:x2="16.087cm" svg:y2="19.05cm">
              <text:p/>
            </draw:line>
            <draw:line draw:style-name="Mgr3" draw:text-style-name="MP5" draw:layer="backgroundobjects" svg:x1="16.933cm" svg:y1="0cm" svg:x2="16.933cm" svg:y2="19.05cm">
              <text:p/>
            </draw:line>
            <draw:line draw:style-name="Mgr3" draw:text-style-name="MP5" draw:layer="backgroundobjects" svg:x1="17.78cm" svg:y1="0cm" svg:x2="17.78cm" svg:y2="19.05cm">
              <text:p/>
            </draw:line>
            <draw:line draw:style-name="Mgr3" draw:text-style-name="MP5" draw:layer="backgroundobjects" svg:x1="18.627cm" svg:y1="0cm" svg:x2="18.627cm" svg:y2="19.05cm">
              <text:p/>
            </draw:line>
            <draw:line draw:style-name="Mgr3" draw:text-style-name="MP5" draw:layer="backgroundobjects" svg:x1="19.473cm" svg:y1="0cm" svg:x2="19.473cm" svg:y2="19.05cm">
              <text:p/>
            </draw:line>
            <draw:line draw:style-name="Mgr3" draw:text-style-name="MP5" draw:layer="backgroundobjects" svg:x1="20.32cm" svg:y1="0cm" svg:x2="20.32cm" svg:y2="19.05cm">
              <text:p/>
            </draw:line>
            <draw:line draw:style-name="Mgr3" draw:text-style-name="MP5" draw:layer="backgroundobjects" svg:x1="21.167cm" svg:y1="0cm" svg:x2="21.167cm" svg:y2="19.05cm">
              <text:p/>
            </draw:line>
            <draw:line draw:style-name="Mgr3" draw:text-style-name="MP5" draw:layer="backgroundobjects" svg:x1="22.013cm" svg:y1="0cm" svg:x2="22.013cm" svg:y2="19.05cm">
              <text:p/>
            </draw:line>
            <draw:line draw:style-name="Mgr3" draw:text-style-name="MP5" draw:layer="backgroundobjects" svg:x1="22.86cm" svg:y1="0cm" svg:x2="22.86cm" svg:y2="19.05cm">
              <text:p/>
            </draw:line>
            <draw:line draw:style-name="Mgr3" draw:text-style-name="MP5" draw:layer="backgroundobjects" svg:x1="23.707cm" svg:y1="0cm" svg:x2="23.707cm" svg:y2="19.05cm">
              <text:p/>
            </draw:line>
            <draw:line draw:style-name="Mgr3" draw:text-style-name="MP5" draw:layer="backgroundobjects" svg:x1="24.553cm" svg:y1="0cm" svg:x2="24.553cm" svg:y2="19.05cm">
              <text:p/>
            </draw:line>
          </draw:g>
        </draw:g>
        <draw:custom-shape draw:style-name="Mgr4" draw:text-style-name="MP6" draw:layer="backgroundobjects" svg:width="16.087cm" svg:height="0.423cm" svg:x="9.313cm" svg:y="0cm">
          <text:p/>
          <draw:enhanced-geometry svg:viewBox="0 0 21600 21600" draw:type="rectangle" draw:enhanced-path="M 0 0 L 21600 0 21600 21600 0 21600 0 0 Z N"/>
        </draw:custom-shape>
        <draw:line draw:style-name="Mgr5" draw:text-style-name="MP5" draw:layer="backgroundobjects" svg:x1="24.553cm" svg:y1="0cm" svg:x2="24.553cm" svg:y2="6.562cm">
          <text:p/>
        </draw:line>
        <draw:g>
          <draw:line draw:style-name="Mgr5" draw:text-style-name="MP5" draw:layer="backgroundobjects" svg:x1="6.107cm" svg:y1="4.204cm" svg:x2="1.151cm" svg:y2="4.204cm">
            <text:p/>
          </draw:line>
          <draw:line draw:style-name="Mgr5" draw:text-style-name="MP5" draw:layer="backgroundobjects" svg:x1="1.69cm" svg:y1="3.942cm" svg:x2="1.69cm" svg:y2="10.389cm">
            <text:p/>
          </draw:line>
          <draw:custom-shape draw:style-name="Mgr6" draw:text-style-name="MP7" draw:layer="backgroundobjects" svg:width="0.536cm" svg:height="0.536cm" svg:x="1.422cm" svg:y="3.933cm">
            <text:p/>
            <draw:enhanced-geometry svg:viewBox="0 0 21600 21600" draw:mirror-horizontal="true" draw:text-areas="6 0 21599 21599" draw:type="mso-spt100" draw:modifiers="-91.2762603759766 178.791076660156 2159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g>
      <draw:frame presentation:style-name="Standard-title" draw:layer="backgroundobjects" svg:width="21.59cm" svg:height="3.175cm" svg:x="1.693cm" svg:y="0.846cm" presentation:class="title" presentation:placeholder="true">
        <draw:text-box/>
      </draw:frame>
      <draw:frame presentation:style-name="Standard-outline1" draw:layer="backgroundobjects" svg:width="21.59cm" svg:height="11.43cm" svg:x="2.328cm" svg:y="5.292cm" presentation:class="outline" presentation:placeholder="true">
        <draw:text-box/>
        <svg:desc>Rectangle: Click to edit Master text styles
Second level
Third level
Fourth level
Fifth level</svg:desc>
      </draw:frame>
      <draw:frame draw:style-name="Mgr7" draw:text-style-name="MP9" draw:layer="backgroundobjects" svg:width="5.292cm" svg:height="1.27cm" svg:x="1.905cm" svg:y="17.357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8" draw:text-style-name="MP11" draw:layer="backgroundobjects" svg:width="8.044cm" svg:height="1.27cm" svg:x="8.678cm" svg:y="17.357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9" draw:text-style-name="MP13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12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draw:style-name="Mgr1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g>
        <draw:g>
          <draw:custom-shape draw:style-name="Mgr13" draw:text-style-name="MP19" draw:layer="backgroundobjects" svg:width="16.087cm" svg:height="0.423cm" svg:x="9.313cm" svg:y="0cm">
            <text:p/>
            <draw:enhanced-geometry svg:viewBox="0 0 21600 21600" draw:type="rectangle" draw:enhanced-path="M 0 0 L 21600 0 21600 21600 0 21600 0 0 Z N"/>
          </draw:custom-shape>
          <draw:g>
            <draw:line draw:style-name="Mgr3" draw:text-style-name="MP5" draw:layer="backgroundobjects" svg:x1="0cm" svg:y1="0.847cm" svg:x2="25.4cm" svg:y2="0.847cm">
              <text:p/>
            </draw:line>
            <draw:line draw:style-name="Mgr3" draw:text-style-name="MP5" draw:layer="backgroundobjects" svg:x1="0cm" svg:y1="1.693cm" svg:x2="25.4cm" svg:y2="1.693cm">
              <text:p/>
            </draw:line>
            <draw:line draw:style-name="Mgr3" draw:text-style-name="MP5" draw:layer="backgroundobjects" svg:x1="0cm" svg:y1="2.54cm" svg:x2="25.4cm" svg:y2="2.54cm">
              <text:p/>
            </draw:line>
            <draw:line draw:style-name="Mgr3" draw:text-style-name="MP5" draw:layer="backgroundobjects" svg:x1="0cm" svg:y1="3.387cm" svg:x2="25.4cm" svg:y2="3.387cm">
              <text:p/>
            </draw:line>
            <draw:line draw:style-name="Mgr3" draw:text-style-name="MP5" draw:layer="backgroundobjects" svg:x1="0cm" svg:y1="4.233cm" svg:x2="25.4cm" svg:y2="4.233cm">
              <text:p/>
            </draw:line>
            <draw:line draw:style-name="Mgr3" draw:text-style-name="MP5" draw:layer="backgroundobjects" svg:x1="0cm" svg:y1="5.08cm" svg:x2="25.4cm" svg:y2="5.08cm">
              <text:p/>
            </draw:line>
            <draw:line draw:style-name="Mgr3" draw:text-style-name="MP5" draw:layer="backgroundobjects" svg:x1="0cm" svg:y1="5.927cm" svg:x2="25.4cm" svg:y2="5.927cm">
              <text:p/>
            </draw:line>
            <draw:line draw:style-name="Mgr3" draw:text-style-name="MP5" draw:layer="backgroundobjects" svg:x1="0cm" svg:y1="6.773cm" svg:x2="25.4cm" svg:y2="6.773cm">
              <text:p/>
            </draw:line>
            <draw:line draw:style-name="Mgr3" draw:text-style-name="MP5" draw:layer="backgroundobjects" svg:x1="0cm" svg:y1="7.62cm" svg:x2="25.4cm" svg:y2="7.62cm">
              <text:p/>
            </draw:line>
            <draw:line draw:style-name="Mgr3" draw:text-style-name="MP5" draw:layer="backgroundobjects" svg:x1="0cm" svg:y1="8.467cm" svg:x2="25.4cm" svg:y2="8.467cm">
              <text:p/>
            </draw:line>
            <draw:line draw:style-name="Mgr3" draw:text-style-name="MP5" draw:layer="backgroundobjects" svg:x1="0cm" svg:y1="9.313cm" svg:x2="25.4cm" svg:y2="9.313cm">
              <text:p/>
            </draw:line>
            <draw:line draw:style-name="Mgr3" draw:text-style-name="MP5" draw:layer="backgroundobjects" svg:x1="0cm" svg:y1="10.16cm" svg:x2="25.4cm" svg:y2="10.16cm">
              <text:p/>
            </draw:line>
            <draw:line draw:style-name="Mgr3" draw:text-style-name="MP5" draw:layer="backgroundobjects" svg:x1="0cm" svg:y1="11.007cm" svg:x2="25.4cm" svg:y2="11.007cm">
              <text:p/>
            </draw:line>
            <draw:line draw:style-name="Mgr3" draw:text-style-name="MP5" draw:layer="backgroundobjects" svg:x1="0cm" svg:y1="11.853cm" svg:x2="25.4cm" svg:y2="11.853cm">
              <text:p/>
            </draw:line>
            <draw:line draw:style-name="Mgr3" draw:text-style-name="MP5" draw:layer="backgroundobjects" svg:x1="0cm" svg:y1="12.7cm" svg:x2="25.4cm" svg:y2="12.7cm">
              <text:p/>
            </draw:line>
            <draw:line draw:style-name="Mgr3" draw:text-style-name="MP5" draw:layer="backgroundobjects" svg:x1="0cm" svg:y1="13.547cm" svg:x2="25.4cm" svg:y2="13.547cm">
              <text:p/>
            </draw:line>
            <draw:line draw:style-name="Mgr3" draw:text-style-name="MP5" draw:layer="backgroundobjects" svg:x1="0cm" svg:y1="14.393cm" svg:x2="25.4cm" svg:y2="14.393cm">
              <text:p/>
            </draw:line>
            <draw:line draw:style-name="Mgr3" draw:text-style-name="MP5" draw:layer="backgroundobjects" svg:x1="0cm" svg:y1="15.24cm" svg:x2="25.4cm" svg:y2="15.24cm">
              <text:p/>
            </draw:line>
            <draw:line draw:style-name="Mgr3" draw:text-style-name="MP5" draw:layer="backgroundobjects" svg:x1="0cm" svg:y1="16.087cm" svg:x2="25.4cm" svg:y2="16.087cm">
              <text:p/>
            </draw:line>
            <draw:line draw:style-name="Mgr3" draw:text-style-name="MP5" draw:layer="backgroundobjects" svg:x1="0cm" svg:y1="16.933cm" svg:x2="25.4cm" svg:y2="16.933cm">
              <text:p/>
            </draw:line>
            <draw:line draw:style-name="Mgr3" draw:text-style-name="MP5" draw:layer="backgroundobjects" svg:x1="0cm" svg:y1="17.78cm" svg:x2="25.4cm" svg:y2="17.78cm">
              <text:p/>
            </draw:line>
            <draw:line draw:style-name="Mgr3" draw:text-style-name="MP5" draw:layer="backgroundobjects" svg:x1="0cm" svg:y1="18.627cm" svg:x2="25.4cm" svg:y2="18.627cm">
              <text:p/>
            </draw:line>
            <draw:line draw:style-name="Mgr3" draw:text-style-name="MP5" draw:layer="backgroundobjects" svg:x1="0.847cm" svg:y1="0cm" svg:x2="0.847cm" svg:y2="19.05cm">
              <text:p/>
            </draw:line>
            <draw:line draw:style-name="Mgr3" draw:text-style-name="MP5" draw:layer="backgroundobjects" svg:x1="1.693cm" svg:y1="0cm" svg:x2="1.693cm" svg:y2="19.05cm">
              <text:p/>
            </draw:line>
            <draw:line draw:style-name="Mgr3" draw:text-style-name="MP5" draw:layer="backgroundobjects" svg:x1="2.54cm" svg:y1="0cm" svg:x2="2.54cm" svg:y2="19.05cm">
              <text:p/>
            </draw:line>
            <draw:line draw:style-name="Mgr3" draw:text-style-name="MP5" draw:layer="backgroundobjects" svg:x1="3.387cm" svg:y1="0cm" svg:x2="3.387cm" svg:y2="19.05cm">
              <text:p/>
            </draw:line>
            <draw:line draw:style-name="Mgr3" draw:text-style-name="MP5" draw:layer="backgroundobjects" svg:x1="4.233cm" svg:y1="0cm" svg:x2="4.233cm" svg:y2="19.05cm">
              <text:p/>
            </draw:line>
            <draw:line draw:style-name="Mgr3" draw:text-style-name="MP5" draw:layer="backgroundobjects" svg:x1="5.08cm" svg:y1="0cm" svg:x2="5.08cm" svg:y2="19.05cm">
              <text:p/>
            </draw:line>
            <draw:line draw:style-name="Mgr3" draw:text-style-name="MP5" draw:layer="backgroundobjects" svg:x1="5.927cm" svg:y1="0cm" svg:x2="5.927cm" svg:y2="19.05cm">
              <text:p/>
            </draw:line>
            <draw:line draw:style-name="Mgr3" draw:text-style-name="MP5" draw:layer="backgroundobjects" svg:x1="6.773cm" svg:y1="0cm" svg:x2="6.773cm" svg:y2="19.05cm">
              <text:p/>
            </draw:line>
            <draw:line draw:style-name="Mgr3" draw:text-style-name="MP5" draw:layer="backgroundobjects" svg:x1="7.62cm" svg:y1="0cm" svg:x2="7.62cm" svg:y2="19.05cm">
              <text:p/>
            </draw:line>
            <draw:line draw:style-name="Mgr3" draw:text-style-name="MP5" draw:layer="backgroundobjects" svg:x1="8.467cm" svg:y1="0cm" svg:x2="8.467cm" svg:y2="19.05cm">
              <text:p/>
            </draw:line>
            <draw:line draw:style-name="Mgr3" draw:text-style-name="MP5" draw:layer="backgroundobjects" svg:x1="9.313cm" svg:y1="0cm" svg:x2="9.313cm" svg:y2="19.05cm">
              <text:p/>
            </draw:line>
            <draw:line draw:style-name="Mgr3" draw:text-style-name="MP5" draw:layer="backgroundobjects" svg:x1="10.16cm" svg:y1="0cm" svg:x2="10.16cm" svg:y2="19.05cm">
              <text:p/>
            </draw:line>
            <draw:line draw:style-name="Mgr3" draw:text-style-name="MP5" draw:layer="backgroundobjects" svg:x1="11.007cm" svg:y1="0cm" svg:x2="11.007cm" svg:y2="19.05cm">
              <text:p/>
            </draw:line>
            <draw:line draw:style-name="Mgr3" draw:text-style-name="MP5" draw:layer="backgroundobjects" svg:x1="11.853cm" svg:y1="0cm" svg:x2="11.853cm" svg:y2="19.05cm">
              <text:p/>
            </draw:line>
            <draw:line draw:style-name="Mgr3" draw:text-style-name="MP5" draw:layer="backgroundobjects" svg:x1="12.7cm" svg:y1="0cm" svg:x2="12.7cm" svg:y2="19.05cm">
              <text:p/>
            </draw:line>
            <draw:line draw:style-name="Mgr3" draw:text-style-name="MP5" draw:layer="backgroundobjects" svg:x1="13.547cm" svg:y1="0cm" svg:x2="13.547cm" svg:y2="19.05cm">
              <text:p/>
            </draw:line>
            <draw:line draw:style-name="Mgr3" draw:text-style-name="MP5" draw:layer="backgroundobjects" svg:x1="14.393cm" svg:y1="0cm" svg:x2="14.393cm" svg:y2="19.05cm">
              <text:p/>
            </draw:line>
            <draw:line draw:style-name="Mgr3" draw:text-style-name="MP5" draw:layer="backgroundobjects" svg:x1="15.24cm" svg:y1="0cm" svg:x2="15.24cm" svg:y2="19.05cm">
              <text:p/>
            </draw:line>
            <draw:line draw:style-name="Mgr3" draw:text-style-name="MP5" draw:layer="backgroundobjects" svg:x1="16.087cm" svg:y1="0cm" svg:x2="16.087cm" svg:y2="19.05cm">
              <text:p/>
            </draw:line>
            <draw:line draw:style-name="Mgr3" draw:text-style-name="MP5" draw:layer="backgroundobjects" svg:x1="16.933cm" svg:y1="0cm" svg:x2="16.933cm" svg:y2="19.05cm">
              <text:p/>
            </draw:line>
            <draw:line draw:style-name="Mgr3" draw:text-style-name="MP5" draw:layer="backgroundobjects" svg:x1="17.78cm" svg:y1="0cm" svg:x2="17.78cm" svg:y2="19.05cm">
              <text:p/>
            </draw:line>
            <draw:line draw:style-name="Mgr3" draw:text-style-name="MP5" draw:layer="backgroundobjects" svg:x1="18.627cm" svg:y1="0cm" svg:x2="18.627cm" svg:y2="19.05cm">
              <text:p/>
            </draw:line>
            <draw:line draw:style-name="Mgr3" draw:text-style-name="MP5" draw:layer="backgroundobjects" svg:x1="19.473cm" svg:y1="0cm" svg:x2="19.473cm" svg:y2="19.05cm">
              <text:p/>
            </draw:line>
            <draw:line draw:style-name="Mgr3" draw:text-style-name="MP5" draw:layer="backgroundobjects" svg:x1="20.32cm" svg:y1="0cm" svg:x2="20.32cm" svg:y2="19.05cm">
              <text:p/>
            </draw:line>
            <draw:line draw:style-name="Mgr3" draw:text-style-name="MP5" draw:layer="backgroundobjects" svg:x1="21.167cm" svg:y1="0cm" svg:x2="21.167cm" svg:y2="19.05cm">
              <text:p/>
            </draw:line>
            <draw:line draw:style-name="Mgr3" draw:text-style-name="MP5" draw:layer="backgroundobjects" svg:x1="22.013cm" svg:y1="0cm" svg:x2="22.013cm" svg:y2="19.05cm">
              <text:p/>
            </draw:line>
            <draw:line draw:style-name="Mgr3" draw:text-style-name="MP5" draw:layer="backgroundobjects" svg:x1="22.86cm" svg:y1="0cm" svg:x2="22.86cm" svg:y2="19.05cm">
              <text:p/>
            </draw:line>
            <draw:line draw:style-name="Mgr3" draw:text-style-name="MP5" draw:layer="backgroundobjects" svg:x1="23.707cm" svg:y1="0cm" svg:x2="23.707cm" svg:y2="19.05cm">
              <text:p/>
            </draw:line>
            <draw:line draw:style-name="Mgr3" draw:text-style-name="MP5" draw:layer="backgroundobjects" svg:x1="24.553cm" svg:y1="0cm" svg:x2="24.553cm" svg:y2="19.05cm">
              <text:p/>
            </draw:line>
          </draw:g>
          <draw:line draw:style-name="Mgr5" draw:text-style-name="MP5" draw:layer="backgroundobjects" svg:x1="24.553cm" svg:y1="0cm" svg:x2="24.553cm" svg:y2="6.562cm">
            <text:p/>
          </draw:line>
        </draw:g>
        <draw:g>
          <draw:line draw:style-name="Mgr5" draw:text-style-name="MP5" draw:layer="backgroundobjects" svg:x1="2.231cm" svg:y1="2.465cm" svg:x2="2.231cm" svg:y2="10.385cm">
            <text:p/>
          </draw:line>
          <draw:line draw:style-name="Mgr5" draw:text-style-name="MP5" draw:layer="backgroundobjects" svg:x1="14.173cm" svg:y1="8.488cm" svg:x2="0.013cm" svg:y2="8.483cm">
            <text:p/>
          </draw:line>
          <draw:line draw:style-name="Mgr5" draw:text-style-name="MP5" draw:layer="backgroundobjects" svg:x1="18.499cm" svg:y1="4.14cm" svg:x2="1.693cm" svg:y2="4.135cm">
            <text:p/>
          </draw:line>
          <draw:custom-shape draw:style-name="Mgr14" draw:text-style-name="MP7" draw:layer="backgroundobjects" svg:width="0.688cm" svg:height="0.692cm" draw:transform="rotate (-1.5707963267949) translate (2.566cm 3.797cm)">
            <text:p/>
            <draw:enhanced-geometry svg:viewBox="0 0 21600 21600" draw:mirror-horizontal="true" draw:text-areas="6 0 21599 21599" draw:type="mso-spt100" draw:modifiers="-91.2762603759766 178.791076660156 2159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Mgr5" draw:text-style-name="MP5" draw:layer="backgroundobjects" svg:x1="6.526cm" svg:y1="15.178cm" svg:x2="23.319cm" svg:y2="15.178cm">
            <text:p/>
          </draw:line>
          <draw:line draw:style-name="Mgr5" draw:text-style-name="MP5" draw:layer="backgroundobjects" svg:x1="22.807cm" svg:y1="8.608cm" svg:x2="22.807cm" svg:y2="16.598cm">
            <text:p/>
          </draw:line>
          <draw:custom-shape draw:style-name="Mgr14" draw:text-style-name="MP7" draw:layer="backgroundobjects" svg:width="0.688cm" svg:height="0.692cm" draw:transform="rotate (-1.5707963267949) translate (23.164cm 14.759cm)">
            <text:p/>
            <draw:enhanced-geometry svg:viewBox="0 0 21600 21600" draw:text-areas="6 0 21599 21599" draw:type="mso-spt100" draw:modifiers="-91.2762603759766 178.791076660156 2159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g>
      <draw:frame presentation:style-name="Titre1-title" draw:layer="backgroundobjects" svg:width="21.59cm" svg:height="3.175cm" svg:x="2.752cm" svg:y="4.867cm" presentation:class="title" presentation:placeholder="true">
        <draw:text-box/>
      </draw:frame>
      <draw:frame presentation:style-name="Titre1-subtitle" draw:layer="backgroundobjects" svg:width="17.78cm" svg:height="4.869cm" svg:x="2.752cm" svg:y="9.193cm" presentation:class="subtitle" presentation:placeholder="true">
        <draw:text-box/>
        <svg:desc>Rectangle: Click to edit Master text styles
Second level
Third level
Fourth level
Fifth level</svg:desc>
      </draw:frame>
      <draw:frame draw:style-name="Mgr15" draw:text-style-name="MP9" draw:layer="backgroundobjects" svg:width="5.292cm" svg:height="1.27cm" svg:x="1.905cm" svg:y="17.357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16" draw:text-style-name="MP11" draw:layer="backgroundobjects" svg:width="8.044cm" svg:height="1.27cm" svg:x="8.678cm" svg:y="17.357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7" draw:text-style-name="MP13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12"><text:span text:style-name="MT2"><text:page-number>&lt;numéro&gt;</text:page-number></text:span></text:p>
            </text:list-header>
          </text:list>
        </draw:text-box>
      </draw:frame>
      <draw:frame presentation:style-name="Titr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presentation:style-name="Mpr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presentation:style-name="Mpr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presentation:style-name="Mpr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dc:subject/>
    <meta:keyword/>
    <dc:description/>
    <meta:initial-creator>Propriétaire</meta:initial-creator>
    <meta:creation-date>2011-05-02T13:50:08.984000000</meta:creation-date>
    <dc:date>2019-07-07T10:58:13.187740152</dc:date>
    <meta:editing-cycles>12</meta:editing-cycles>
    <meta:editing-duration>PT5H39M57S</meta:editing-duration>
    <meta:generator>LibreOffice/6.0.7.3$Linux_X86_64 LibreOffice_project/00m0$Build-3</meta:generator>
    <meta:document-statistic meta:object-count="243"/>
    <meta:user-defined meta:name="_TemplateID">TC010437871036</meta:user-defined>
  </office:meta>
</office:document-meta>
</file>